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3167000045DEF0F8F7A7DC275E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6.702cm" table:align="margins" fo:background-color="transparent">
        <style:background-image/>
      </style:table-properties>
    </style:style>
    <style:style style:name="Table1.A" style:family="table-column">
      <style:table-column-properties style:column-width="2.385cm" style:rel-column-width="9357*"/>
    </style:style>
    <style:style style:name="Table1.B" style:family="table-column">
      <style:table-column-properties style:column-width="10.954cm" style:rel-column-width="42979*"/>
    </style:style>
    <style:style style:name="Table1.C" style:family="table-column">
      <style:table-column-properties style:column-width="3.364cm" style:rel-column-width="131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7c87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7c871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fo:font-size="12pt" fo:language="de" fo:country="DE" officeooo:rsid="00198ea2" officeooo:paragraph-rsid="00198ea2" style:font-size-asian="12pt" style:font-size-complex="12pt"/>
    </style:style>
    <style:style style:name="P2" style:family="paragraph" style:parent-style-name="Table_20_Contents">
      <style:text-properties style:font-name="Arial" fo:font-size="12pt" officeooo:rsid="001b6fe7" officeooo:paragraph-rsid="001b6fe7" style:font-size-asian="12pt" style:font-size-complex="12pt"/>
    </style:style>
    <style:style style:name="P3" style:family="paragraph" style:parent-style-name="Table_20_Contents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fo:color="#000000" loext:opacity="100%" style:font-name="Arial" fo:font-size="10pt" fo:language="de" fo:country="DE" fo:font-style="normal" officeooo:rsid="00198ea2" officeooo:paragraph-rsid="00198ea2" style:font-size-asian="10pt" style:font-style-asian="normal" style:font-size-complex="10pt" style:font-style-complex="normal"/>
    </style:style>
    <style:style style:name="P5" style:family="paragraph" style:parent-style-name="Table_20_Contents">
      <style:text-properties style:font-name="Arial" fo:font-size="12pt" officeooo:rsid="001c580f" style:font-size-asian="12pt" style:font-size-complex="12pt"/>
    </style:style>
    <style:style style:name="P6" style:family="paragraph" style:parent-style-name="Table_20_Contents">
      <style:text-properties style:font-name="Arial" fo:font-size="12pt" officeooo:rsid="001c580f" officeooo:paragraph-rsid="001c580f" style:font-size-asian="12pt" style:font-size-complex="12pt"/>
    </style:style>
    <style:style style:name="P7" style:family="paragraph" style:parent-style-name="Table_20_Contents">
      <style:text-properties style:font-name="Arial" fo:font-size="12pt" officeooo:rsid="001c580f" officeooo:paragraph-rsid="001d1e4f" style:font-size-asian="12pt" style:font-size-complex="12pt"/>
    </style:style>
    <style:style style:name="P8" style:family="paragraph" style:parent-style-name="Table_20_Contents">
      <style:text-properties style:font-name="Arial" fo:font-size="12pt" fo:language="de" fo:country="DE" officeooo:rsid="001c580f" officeooo:paragraph-rsid="001c580f" style:font-size-asian="12pt" style:font-size-complex="12pt"/>
    </style:style>
    <style:style style:name="P9" style:family="paragraph" style:parent-style-name="Table_20_Contents">
      <style:text-properties style:font-name="Arial" fo:font-size="12pt" fo:language="de" fo:country="DE" officeooo:rsid="001c580f" officeooo:paragraph-rsid="001d1e4f" style:font-size-asian="12pt" style:font-size-complex="12pt"/>
    </style:style>
    <style:style style:name="P10" style:family="paragraph" style:parent-style-name="Table_20_Contents">
      <style:text-properties style:font-name="Arial" fo:font-size="12pt" fo:language="de" fo:country="DE" officeooo:rsid="001b6fe7" officeooo:paragraph-rsid="001b6fe7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style:font-name="Arial" fo:font-size="18pt" style:font-size-asian="18pt" style:font-size-complex="18pt"/>
    </style:style>
    <style:style style:name="T1" style:family="text">
      <style:text-properties officeooo:rsid="0019e574"/>
    </style:style>
    <style:style style:name="T2" style:family="text">
      <style:text-properties officeooo:rsid="001c1f74"/>
    </style:style>
    <style:style style:name="T3" style:family="text">
      <style:text-properties officeooo:rsid="001c580f"/>
    </style:style>
    <style:style style:name="T4" style:family="text">
      <style:text-properties officeooo:rsid="001d1e4f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8pt" style:font-size-asian="18pt" style:font-size-complex="18pt"/>
    </style:style>
    <style:style style:name="gr1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12" svg:width="13.625cm" svg:height="2.426cm" svg:x="-1.335cm" svg:y="-3.694cm"><draw:text-box><text:p><text:span text:style-name="T6">Engineer-Trio</text:span></text:p><text:p><text:span text:style-name="T6">Protokoll</text:span></text:p><text:p><text:span text:style-name="T6">Interne Besprechung 1</text:span></text:p></draw:text-box></draw:frame>Datum: <text:span text:style-name="T3">17.04.2022</text:span></text:p>
      <text:p text:style-name="P1">Uhrzeit: <text:span text:style-name="T3">15:30 – 16:30</text:span></text:p>
      <text:p text:style-name="P1">Protokoll<text:span text:style-name="T1">ant</text:span>: <text:span text:style-name="T2">Taylan Özdabak</text:span></text:p>
      <text:p text:style-name="P1"/>
      <text:p text:style-name="P1">Teilnehmende:</text:p>
      <text:p text:style-name="P4">Daniel Drescher (Scrum Master), Taylan Özdabak (Teammitglied), Serhat Güler (Teammitglied)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Uhrzeit</text:p>
          </table:table-cell>
          <table:table-cell table:style-name="Table1.A1" office:value-type="string">
            <text:p text:style-name="P10">Thema</text:p>
          </table:table-cell>
          <table:table-cell table:style-name="Table1.C1" office:value-type="string">
            <text:p text:style-name="P2">Beteiligte</text:p>
          </table:table-cell>
        </table:table-row>
        <table:table-row table:style-name="TableLine2216650842176">
          <table:table-cell table:style-name="Table1.A5" office:value-type="string">
            <text:p text:style-name="P8">15:30</text:p>
          </table:table-cell>
          <table:table-cell table:style-name="Table1.B5" office:value-type="string">
            <text:p text:style-name="P8">Projekt- und Anwendungsplanungsphase besprochen</text:p>
          </table:table-cell>
          <table:table-cell table:style-name="Table1.C2" office:value-type="string">
            <text:p text:style-name="P6">D.D, T.Ö</text:p>
          </table:table-cell>
        </table:table-row>
        <table:table-row table:style-name="TableLine2216650858880">
          <table:table-cell table:style-name="Table1.A5" office:value-type="string">
            <text:p text:style-name="P8">15:45 </text:p>
          </table:table-cell>
          <table:table-cell table:style-name="Table1.B5" office:value-type="string">
            <text:p text:style-name="P8">Projektstrukturplan angefertigt </text:p>
          </table:table-cell>
          <table:table-cell table:style-name="Table1.C3" office:value-type="string">
            <text:p text:style-name="P7">D.D, T.Ö</text:p>
          </table:table-cell>
        </table:table-row>
        <table:table-row table:style-name="TableLine2216650849952">
          <table:table-cell table:style-name="Table1.A5" office:value-type="string">
            <text:p text:style-name="P8">15:50</text:p>
          </table:table-cell>
          <table:table-cell table:style-name="Table1.B5" office:value-type="string">
            <text:p text:style-name="P8">Grobplanung durchdacht</text:p>
          </table:table-cell>
          <table:table-cell table:style-name="Table1.C4" office:value-type="string">
            <text:p text:style-name="P7">D.D, T.Ö</text:p>
          </table:table-cell>
        </table:table-row>
        <table:table-row table:style-name="TableLine2216650849376">
          <table:table-cell table:style-name="Table1.A5" office:value-type="string">
            <text:p text:style-name="P8">16:15</text:p>
          </table:table-cell>
          <table:table-cell table:style-name="Table1.B5" office:value-type="string">
            <text:p text:style-name="P8">Verantwortliche festgelegt für einzelne Aufgaben</text:p>
            <text:p text:style-name="P8"/>
            <text:p text:style-name="P8">Front-End (Taylan) :</text:p>
            <text:p text:style-name="P8"/>
            <text:p text:style-name="P8">- Kursauswahl</text:p>
            <text:p text:style-name="P8">- Coding Playground</text:p>
            <text:p text:style-name="P8">- LevelView</text:p>
            <text:p text:style-name="P8">- Achievements</text:p>
            <text:p text:style-name="P8"/>
            <text:p text:style-name="P8">Business-Logic (Daniel) :</text:p>
            <text:p text:style-name="P8"/>
            <text:p text:style-name="P8">- Progress speichern</text:p>
            <text:p text:style-name="P8">- Virtuelle Maschine für Code</text:p>
            <text:p text:style-name="P8">- Datenbank für Kurse</text:p>
            <text:p text:style-name="P8"/>
            <text:p text:style-name="P8">Back-End (Serhat) :</text:p>
            <text:p text:style-name="P8"/>
            <text:p text:style-name="P8">- Serverkommunikation</text:p>
            <text:p text:style-name="P8">- User Accounts</text:p>
            <text:p text:style-name="P8">- Verschlüsselung für Login</text:p>
          </table:table-cell>
          <table:table-cell table:style-name="Table1.C5" office:value-type="string">
            <text:p text:style-name="P9">D.D, T.Ö</text:p>
          </table:table-cell>
        </table:table-row>
        <table:table-row table:style-name="TableLine2216650856864">
          <table:table-cell table:style-name="Table1.A6" office:value-type="string">
            <text:p text:style-name="P6">16:<text:span text:style-name="T4">30</text:span></text:p>
          </table:table-cell>
          <table:table-cell table:style-name="Table1.B6" office:value-type="string">
            <text:p text:style-name="P5">Product Backlog auf Trello angelegt</text:p>
          </table:table-cell>
          <table:table-cell table:style-name="Table1.C6" office:value-type="string">
            <text:p text:style-name="P7">D.D, T.Ö</text:p>
          </table:table-cell>
        </table:table-row>
      </table:table>
      <text:p text:style-name="P4"><draw:frame text:anchor-type="paragraph" draw:z-index="1" draw:name="Text Frame 2" draw:style-name="gr1" draw:text-style-name="P11" svg:width="3.379cm" svg:height="1.255cm" svg:x="14.6cm" svg:y="12.39cm"><draw:text-box><text:p><text:span text:style-name="T5">Seite 1 von 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ource Han Sans CN" svg:font-family="'Source Han Sans CN'" style:font-family-generic="system" style:font-pitch="variable"/>
  </office:font-face-decls>
  <office:styles>
    <draw:fill-image draw:name="Protokoll" xlink:href="Pictures/1000000100003167000045DEF0F8F7A7DC275EF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fo:border="none" fo:padding="0.15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3167000045DEF0F8F7A7DC275EF1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7:37:31.715887982</meta:creation-date>
    <dc:date>2022-04-24T23:41:25.610000000</dc:date>
    <meta:editing-duration>PT3M10S</meta:editing-duration>
    <meta:editing-cycles>3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36" meta:word-count="94" meta:character-count="696" meta:non-whitespace-character-count="635"/>
  </office:meta>
</office:document-meta>
</file>